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951" officeooo:paragraph-rsid="000b2951"/>
    </style:style>
    <style:style style:name="P2" style:family="paragraph" style:parent-style-name="Standard">
      <style:text-properties officeooo:rsid="000b2951" officeooo:paragraph-rsid="001c52e1"/>
    </style:style>
    <style:style style:name="P3" style:family="paragraph" style:parent-style-name="Standard">
      <style:text-properties officeooo:rsid="001c6474" officeooo:paragraph-rsid="001d464d"/>
    </style:style>
    <style:style style:name="P4" style:family="paragraph" style:parent-style-name="Standard">
      <style:text-properties officeooo:rsid="001a838b" officeooo:paragraph-rsid="001a838b"/>
    </style:style>
    <style:style style:name="P5" style:family="paragraph" style:parent-style-name="Standard">
      <style:text-properties officeooo:rsid="001a838b" officeooo:paragraph-rsid="001f41c3"/>
    </style:style>
    <style:style style:name="P6" style:family="paragraph" style:parent-style-name="Standard">
      <style:text-properties officeooo:rsid="000b2951" officeooo:paragraph-rsid="000b2951"/>
    </style:style>
    <style:style style:name="P7" style:family="paragraph" style:parent-style-name="Standard">
      <style:text-properties officeooo:rsid="000b2951" officeooo:paragraph-rsid="001f6068"/>
    </style:style>
    <style:style style:name="P8" style:family="paragraph" style:parent-style-name="Standard">
      <style:text-properties officeooo:rsid="000b2951" officeooo:paragraph-rsid="00282d8a"/>
    </style:style>
    <style:style style:name="P9" style:family="paragraph" style:parent-style-name="Standard">
      <style:text-properties officeooo:rsid="000b2951" officeooo:paragraph-rsid="003b4905"/>
    </style:style>
    <style:style style:name="P10" style:family="paragraph" style:parent-style-name="Standard">
      <style:text-properties fo:font-size="14pt" fo:font-weight="bold" officeooo:rsid="000b2951" officeooo:paragraph-rsid="001f41c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6bf09" officeooo:paragraph-rsid="0026bf0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6bf09" officeooo:paragraph-rsid="002d58b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6bf09" officeooo:paragraph-rsid="002e314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e3145" officeooo:paragraph-rsid="002e3145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e3145" officeooo:paragraph-rsid="0031ab1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31ab1d" officeooo:paragraph-rsid="0031ab1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351dc3" officeooo:paragraph-rsid="00351dc3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36f5a7" officeooo:paragraph-rsid="0036f5a7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1f41c3" officeooo:paragraph-rsid="001f41c3"/>
    </style:style>
    <style:style style:name="P20" style:family="paragraph" style:parent-style-name="Standard">
      <style:text-properties officeooo:rsid="001f41c3" officeooo:paragraph-rsid="001f6068"/>
    </style:style>
    <style:style style:name="P21" style:family="paragraph" style:parent-style-name="Standard">
      <style:text-properties officeooo:rsid="001f41c3" officeooo:paragraph-rsid="001ff7bf"/>
    </style:style>
    <style:style style:name="P22" style:family="paragraph" style:parent-style-name="Standard">
      <style:text-properties officeooo:rsid="001f6068" officeooo:paragraph-rsid="001f6068"/>
    </style:style>
    <style:style style:name="P23" style:family="paragraph" style:parent-style-name="Standard">
      <style:text-properties officeooo:rsid="0026bf09" officeooo:paragraph-rsid="0026bf09"/>
    </style:style>
    <style:style style:name="P24" style:family="paragraph" style:parent-style-name="Standard">
      <style:text-properties officeooo:rsid="003b4905" officeooo:paragraph-rsid="003b4905"/>
    </style:style>
    <style:style style:name="P25" style:family="paragraph" style:parent-style-name="Standard">
      <style:text-properties officeooo:rsid="003b4905" officeooo:paragraph-rsid="0046f5f1"/>
    </style:style>
    <style:style style:name="P26" style:family="paragraph" style:parent-style-name="Standard">
      <style:text-properties officeooo:rsid="003b4905" officeooo:paragraph-rsid="004bcf12"/>
    </style:style>
    <style:style style:name="P27" style:family="paragraph" style:parent-style-name="Standard">
      <style:text-properties officeooo:rsid="003b4905" officeooo:paragraph-rsid="004e7576"/>
    </style:style>
    <style:style style:name="P28" style:family="paragraph" style:parent-style-name="Standard">
      <style:text-properties officeooo:rsid="003b4905" officeooo:paragraph-rsid="004fd5ba"/>
    </style:style>
    <style:style style:name="P29" style:family="paragraph" style:parent-style-name="Standard">
      <style:text-properties officeooo:paragraph-rsid="003b4905"/>
    </style:style>
    <style:style style:name="P30" style:family="paragraph" style:parent-style-name="Standard">
      <style:text-properties officeooo:rsid="0043f1b9" officeooo:paragraph-rsid="004d7e63"/>
    </style:style>
    <style:style style:name="P31" style:family="paragraph" style:parent-style-name="Text_20_body">
      <style:text-properties officeooo:paragraph-rsid="003d1745"/>
    </style:style>
    <style:style style:name="P32" style:family="paragraph" style:parent-style-name="Text_20_body">
      <style:text-properties officeooo:paragraph-rsid="0040b863"/>
    </style:style>
    <style:style style:name="P33" style:family="paragraph" style:parent-style-name="Text_20_body">
      <style:text-properties officeooo:rsid="0043f1b9" officeooo:paragraph-rsid="0043f1b9"/>
    </style:style>
    <style:style style:name="P34" style:family="paragraph" style:parent-style-name="Text_20_body">
      <style:text-properties officeooo:rsid="0043f1b9" officeooo:paragraph-rsid="004d7e63"/>
    </style:style>
    <style:style style:name="P35" style:family="paragraph" style:parent-style-name="Text_20_body">
      <style:text-properties officeooo:paragraph-rsid="0043f1b9"/>
    </style:style>
    <style:style style:name="P36" style:family="paragraph" style:parent-style-name="Text_20_body">
      <style:text-properties officeooo:rsid="003b4905" officeooo:paragraph-rsid="004d7e63"/>
    </style:style>
    <style:style style:name="T1" style:family="text">
      <style:text-properties officeooo:rsid="000db2af"/>
    </style:style>
    <style:style style:name="T2" style:family="text">
      <style:text-properties officeooo:rsid="001063b1"/>
    </style:style>
    <style:style style:name="T3" style:family="text">
      <style:text-properties officeooo:rsid="00143c70"/>
    </style:style>
    <style:style style:name="T4" style:family="text">
      <style:text-properties officeooo:rsid="001d464d"/>
    </style:style>
    <style:style style:name="T5" style:family="text">
      <style:text-properties officeooo:rsid="001f41c3"/>
    </style:style>
    <style:style style:name="T6" style:family="text">
      <style:text-properties officeooo:rsid="001f6068"/>
    </style:style>
    <style:style style:name="T7" style:family="text">
      <style:text-properties officeooo:rsid="00282d8a"/>
    </style:style>
    <style:style style:name="T8" style:family="text">
      <style:text-properties officeooo:rsid="0029d88d"/>
    </style:style>
    <style:style style:name="T9" style:family="text">
      <style:text-properties officeooo:rsid="002de4da"/>
    </style:style>
    <style:style style:name="T10" style:family="text">
      <style:text-properties fo:font-size="10.5pt" fo:font-weight="normal" style:font-size-asian="9.14999961853027pt" style:font-weight-asian="normal" style:font-size-complex="10.5pt" style:font-weight-complex="normal"/>
    </style:style>
    <style:style style:name="T11" style:family="text">
      <style:text-properties fo:font-size="10.5pt" fo:font-weight="normal" officeooo:rsid="002de4da" style:font-size-asian="9.14999961853027pt" style:font-weight-asian="normal" style:font-size-complex="10.5pt" style:font-weight-complex="normal"/>
    </style:style>
    <style:style style:name="T12" style:family="text">
      <style:text-properties fo:font-size="10.5pt" fo:font-weight="normal" officeooo:rsid="002e3145" style:font-size-asian="9.14999961853027pt" style:font-weight-asian="normal" style:font-size-complex="10.5pt" style:font-weight-complex="normal"/>
    </style:style>
    <style:style style:name="T13" style:family="text">
      <style:text-properties fo:font-size="10.5pt" fo:font-weight="normal" officeooo:rsid="002eedb1" style:font-size-asian="9.14999961853027pt" style:font-weight-asian="normal" style:font-size-complex="10.5pt" style:font-weight-complex="normal"/>
    </style:style>
    <style:style style:name="T14" style:family="text">
      <style:text-properties fo:font-size="10.5pt" fo:font-weight="normal" officeooo:rsid="002f5ac2" style:font-size-asian="9.14999961853027pt" style:font-weight-asian="normal" style:font-size-complex="10.5pt" style:font-weight-complex="normal"/>
    </style:style>
    <style:style style:name="T15" style:family="text">
      <style:text-properties fo:font-size="10.5pt" fo:font-weight="normal" officeooo:rsid="00301015" style:font-size-asian="9.14999961853027pt" style:font-weight-asian="normal" style:font-size-complex="10.5pt" style:font-weight-complex="normal"/>
    </style:style>
    <style:style style:name="T16" style:family="text">
      <style:text-properties fo:font-size="10.5pt" fo:font-weight="normal" officeooo:rsid="0031ab1d" style:font-size-asian="9.14999961853027pt" style:font-weight-asian="normal" style:font-size-complex="10.5pt" style:font-weight-complex="normal"/>
    </style:style>
    <style:style style:name="T17" style:family="text">
      <style:text-properties fo:font-size="10.5pt" fo:font-weight="normal" officeooo:rsid="0033a16e" style:font-size-asian="9.14999961853027pt" style:font-weight-asian="normal" style:font-size-complex="10.5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36a20d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897e5" style:font-weight-asian="bold" style:font-weight-complex="bold"/>
    </style:style>
    <style:style style:name="T22" style:family="text">
      <style:text-properties officeooo:rsid="003854df"/>
    </style:style>
    <style:style style:name="T23" style:family="text">
      <style:text-properties officeooo:rsid="003b4905"/>
    </style:style>
    <style:style style:name="T24" style:family="text">
      <style:text-properties officeooo:rsid="003c27be"/>
    </style:style>
    <style:style style:name="T25" style:family="text">
      <style:text-properties officeooo:rsid="003ea2ac"/>
    </style:style>
    <style:style style:name="T26" style:family="text">
      <style:text-properties officeooo:rsid="004234bb"/>
    </style:style>
    <style:style style:name="T27" style:family="text">
      <style:text-properties officeooo:rsid="00428504"/>
    </style:style>
    <style:style style:name="T28" style:family="text">
      <style:text-properties officeooo:rsid="0043f1b9"/>
    </style:style>
    <style:style style:name="T29" style:family="text">
      <style:text-properties officeooo:rsid="0045ec0c"/>
    </style:style>
    <style:style style:name="T30" style:family="text">
      <style:text-properties officeooo:rsid="0046f5f1"/>
    </style:style>
    <style:style style:name="T31" style:family="text">
      <style:text-properties officeooo:rsid="004897e5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4897e5" style:font-size-asian="14pt" style:font-weight-asian="bold" style:font-size-complex="14pt" style:font-weight-complex="bold"/>
    </style:style>
    <style:style style:name="T3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ff3333" fo:font-size="14pt" fo:font-weight="bold" officeooo:rsid="004897e5" style:font-size-asian="14pt" style:font-weight-asian="bold" style:font-size-complex="14pt" style:font-weight-complex="bold"/>
    </style:style>
    <style:style style:name="T36" style:family="text">
      <style:text-properties fo:color="#ff0000"/>
    </style:style>
    <style:style style:name="T3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ff0000" fo:font-size="14pt" fo:font-weight="bold" officeooo:rsid="004897e5" style:font-size-asian="14pt" style:font-weight-asian="bold" style:font-size-complex="14pt" style:font-weight-complex="bold"/>
    </style:style>
    <style:style style:name="T39" style:family="text">
      <style:text-properties fo:color="#ff0000" fo:font-size="14pt" fo:font-weight="bold" officeooo:rsid="004a2e02" style:font-size-asian="14pt" style:font-weight-asian="bold" style:font-size-complex="14pt" style:font-weight-complex="bold"/>
    </style:style>
    <style:style style:name="T40" style:family="text">
      <style:text-properties fo:color="#ff0000" officeooo:rsid="004e7576"/>
    </style:style>
    <style:style style:name="T41" style:family="text">
      <style:text-properties officeooo:rsid="004bcf12"/>
    </style:style>
    <style:style style:name="T42" style:family="text">
      <style:text-properties officeooo:rsid="004d7e63"/>
    </style:style>
    <style:style style:name="T43" style:family="text">
      <style:text-properties officeooo:rsid="004e75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：</text:p>
      <text:p text:style-name="P8"><text:tab/><text:span text:style-name="T1">1 <text:s/></text:span>应用程序从哪开始执行？</text:p>
      <text:p text:style-name="P8"><text:tab/><text:span text:style-name="T7">2 <text:s/></text:span>程序的构成如何？</text:p>
      <text:p text:style-name="P1"><text:tab/><text:span text:style-name="T7">3 <text:s/></text:span>在main函数之前执行了哪些操作？在main函数之前可以执行其他的函数吗？</text:p>
      <text:p text:style-name="P1"><text:tab/><text:span text:style-name="T7">4 <text:s/></text:span>程序可不可以没有main函数？</text:p>
      <text:p text:style-name="P1"><text:tab/><text:span text:style-name="T1">5 <text:s/>程序的编译链接过程</text:span></text:p>
      <text:p text:style-name="P1"><text:tab/><text:span text:style-name="T2">6 <text:s/>x86系统的执行过程（程序从哪开始执行第一条指令，我们编写的代码放在哪，如何执行我们的程序）</text:span></text:p>
      <text:p text:style-name="P1"><text:tab/><text:span text:style-name="T3">7 <text:s/>x86启动代码演示 <text:s/></text:span></text:p>
      <text:p text:style-name="P3"><text:tab/>8 <text:s/>DOS磁盘分区格式，FAT32文件系统</text:p>
      <text:p text:style-name="P2"><text:tab/><text:span text:style-name="T4">9 <text:s/>x86汇编指令介绍，寄存器介绍</text:span></text:p>
      <text:p text:style-name="P4"/>
      <text:p text:style-name="P4"/>
      <text:p text:style-name="P10"><text:span text:style-name="T1">1 <text:s/></text:span>应用程序从哪开始执行？</text:p>
      <text:p text:style-name="P4"><text:tab/>在编写c程序时，都是从main函数开始执行，然而main函数真的是c程序的入口吗？让我们来看看下面的这段程序：<text:tab/></text:p>
      <text:p text:style-name="P5"><text:tab/><text:span text:style-name="T5">/*before_main.c*/</text:span></text:p>
      <text:p text:style-name="P19"><text:tab/>#include &lt;stdio.h&gt;</text:p>
      <text:p text:style-name="P19"/>
      <text:p text:style-name="P21"><text:tab/>static void __attribute__((constructor)) before_main() </text:p>
      <text:p text:style-name="P19"><text:tab/>{</text:p>
      <text:p text:style-name="P19"><text:tab/><text:tab/>printf("before main\n");</text:p>
      <text:p text:style-name="P19"><text:tab/>}</text:p>
      <text:p text:style-name="P19"><text:tab/>int main()</text:p>
      <text:p text:style-name="P19"><text:tab/>{</text:p>
      <text:p text:style-name="P19"><text:tab/><text:tab/>printf("main \n");</text:p>
      <text:p text:style-name="P19"><text:tab/><text:tab/>return 0;</text:p>
      <text:p text:style-name="P19"><text:tab/>}</text:p>
      <text:p text:style-name="P19"/>
      <text:p text:style-name="P20"><text:tab/>执行编译命令：</text:p>
      <text:p text:style-name="P20"><text:span text:style-name="T6"><text:tab/>$</text:span> gcc -o before_main before_main.c<text:span text:style-name="T26">pp</text:span></text:p>
      <text:p text:style-name="P7"><text:span text:style-name="T6"><text:tab/>$ ./before_main</text:span></text:p>
      <text:p text:style-name="P7"/>
      <text:p text:style-name="P22"><text:tab/>输出结果为：</text:p>
      <text:p text:style-name="P22"><text:tab/>before main</text:p>
      <text:p text:style-name="P22"><text:tab/>main </text:p>
      <text:p text:style-name="P1"><text:tab/></text:p>
      <text:p text:style-name="P1"><text:tab/>上面的代码中main函数还是作为我们程序的入口函数使用<text:span text:style-name="T22">，只是在main函数之前可以先执行其他初始化代码，下面我们改变我们程序的入口函数，使得代码里没有main函数存在。</text:span></text:p>
      <text:p text:style-name="P9"><text:tab/><text:span text:style-name="T23">/*entry_main.c*/</text:span></text:p>
      <text:p text:style-name="P24"><text:tab/>#include &lt;stdio.h&gt;</text:p>
      <text:p text:style-name="P24"><text:tab/>#include &lt;stdlib.h&gt;</text:p>
      <text:p text:style-name="P24"/>
      <text:p text:style-name="P24"><text:tab/>int entry_main()</text:p>
      <text:p text:style-name="P24"><text:tab/>{</text:p>
      <text:p text:style-name="P24"><text:tab/><text:tab/>printf("entry_main\n");</text:p>
      <text:p text:style-name="P24"><text:tab/><text:tab/>exit(0);</text:p>
      <text:p text:style-name="P24"><text:tab/>}</text:p>
      <text:p text:style-name="P24"/>
      <text:p text:style-name="P24"/>
      <text:p text:style-name="P29"><text:soft-page-break/><text:span text:style-name="T23"><text:tab/></text:span>gcc -nostartfiles -e <text:span text:style-name="T24">entry_main</text:span> <text:span text:style-name="T24">entry_main</text:span>.c -o <text:span text:style-name="T24">entry_main</text:span></text:p>
      <text:p text:style-name="Text_20_body"><text:tab/>-nostartfiles ：目的是不让编译器把会引用main的代码编入我们的程序（具体细节没有看，网上有大神的讲解）</text:p>
      <text:p text:style-name="Text_20_body"><text:tab/>-e：设置程序的入口函数</text:p>
      <text:p text:style-name="Text_20_body"/>
      <text:p text:style-name="P26"><text:tab/>编译后运行程序<text:span text:style-name="T29">，输出结果为：</text:span></text:p>
      <text:p text:style-name="P26"><text:tab/><text:span text:style-name="T30">entry_main</text:span></text:p>
      <text:p text:style-name="P28"><text:tab/></text:p>
      <text:p text:style-name="P28"><text:tab/>结论<text:span text:style-name="T43">：main函数在程序里面不是非要不可的。</text:span></text:p>
      <text:p text:style-name="P27"/>
      <text:p text:style-name="P27"><text:tab/><text:span text:style-name="T36">针对</text:span><text:span text:style-name="T40">C++的小问题：</text:span></text:p>
      <text:p text:style-name="P27"><text:tab/>如果上面的程序后缀改成.<text:span text:style-name="T41">cpp，如entry_main.cpp:</text:span></text:p>
      <text:p text:style-name="P30"><text:tab/>/*entry_main.cpp*/</text:p>
      <text:p text:style-name="P34"><text:tab/>#include &lt;stdio.h&gt;</text:p>
      <text:p text:style-name="P34"><text:tab/>#include &lt;stdlib.h&gt;</text:p>
      <text:p text:style-name="P34"><text:tab/>int entry_main()</text:p>
      <text:p text:style-name="P34"><text:tab/>{</text:p>
      <text:p text:style-name="P34"><text:tab/><text:tab/>printf("entry_main\n");</text:p>
      <text:p text:style-name="P34"><text:tab/><text:tab/>exit(0);</text:p>
      <text:p text:style-name="P36"><text:span text:style-name="T28"><text:tab/>}</text:span></text:p>
      <text:p text:style-name="P31"><text:tab/>这是会遇到一个问题：我的源码名称是game.cpp,需要设置的入口函数是game，所以就用了如下的编译命令 gcc -nostartfiles -e <text:span text:style-name="T24">entry_main</text:span> <text:span text:style-name="T24">entry_main</text:span>.c -o <text:span text:style-name="T24">entry_main</text:span>，然后问题就出现了</text:p>
      <text:p text:style-name="P31">warning：<text:span text:style-name="T24">entry_main </text:span>这个函数找不到。</text:p>
      <text:p text:style-name="Text_20_body"><text:tab/>什么原因呢？这是c++编译器在编译时对entry_<text:span text:style-name="T25">main</text:span>做了名称的变换，所以在设置入口时就找不到<text:span text:style-name="T25">entry_main</text:span>了。</text:p>
      <text:p text:style-name="P32"><text:tab/>解决方法：</text:p>
      <text:p text:style-name="P32"><text:tab/>在<text:span text:style-name="T27">entry_main函数</text:span>前加上extern "C"，然后再用执行gcc -nostartfiles -e entry_<text:span text:style-name="T27">main</text:span> <text:span text:style-name="T27">entry_main</text:span>.cpp -o game，就没有问题了。修改后的程序如下<text:span text:style-name="T28">：</text:span></text:p>
      <text:p text:style-name="P33"><text:tab/>/*entry_main.cpp*/</text:p>
      <text:p text:style-name="P33"><text:tab/>#include &lt;stdio.h&gt;</text:p>
      <text:p text:style-name="P33"><text:tab/>#include &lt;stdlib.h&gt;</text:p>
      <text:p text:style-name="P33"><text:tab/>extern <text:s text:c="2"/>"C" <text:s text:c="2"/>int entry_main()</text:p>
      <text:p text:style-name="P33"><text:tab/>{</text:p>
      <text:p text:style-name="P33"><text:tab/><text:tab/>printf("entry_main\n");</text:p>
      <text:p text:style-name="P33"><text:soft-page-break/><text:tab/><text:tab/>exit(0);</text:p>
      <text:p text:style-name="P35"><text:span text:style-name="T28"><text:tab/>}</text:span></text:p>
      <text:p text:style-name="P24"><text:tab/>编译后运行程序<text:span text:style-name="T29">，输出结果为：</text:span></text:p>
      <text:p text:style-name="P25"><text:tab/><text:span text:style-name="T30">entry_main</text:span></text:p>
      <text:p text:style-name="P24"/>
      <text:p text:style-name="P1"><text:tab/></text:p>
      <text:p text:style-name="P1"><text:tab/>这里有必要讲解一下<text:span text:style-name="T37">extern </text:span><text:span text:style-name="T38">“C”</text:span><text:span text:style-name="T39">，为什么需要extern “C”</text:span></text:p>
      <text:p text:style-name="P1"/>
      <text:p text:style-name="P11">2 程序的构成</text:p>
      <text:p text:style-name="P23"/>
      <text:p text:style-name="P23">$ readelf before_main -a</text:p>
      <text:p text:style-name="P23"/>
      <text:p text:style-name="P23">ELF Header:</text:p>
      <text:p text:style-name="P23"><text:s text:c="2"/>Magic: <text:s text:c="2"/>7f 45 4c 46 02 01 01 00 00 00 00 00 00 00 00 00 </text:p>
      <text:p text:style-name="P23"><text:s text:c="2"/>Class: <text:s text:c="28"/>ELF64</text:p>
      <text:p text:style-name="P23"><text:s text:c="2"/>Data: <text:s text:c="29"/>2's complement, little endian</text:p>
      <text:p text:style-name="P23"><text:s text:c="2"/>Version: <text:s text:c="26"/>1 (current)</text:p>
      <text:p text:style-name="P23"><text:s text:c="2"/>OS/ABI: <text:s text:c="27"/>UNIX - System V</text:p>
      <text:p text:style-name="P23"><text:s text:c="2"/>ABI Version: <text:s text:c="22"/>0</text:p>
      <text:p text:style-name="P23"><text:s text:c="2"/>Type: <text:s text:c="29"/>EXEC (Executable file)</text:p>
      <text:p text:style-name="P23"><text:s text:c="2"/>Machine: <text:s text:c="26"/>Advanced Micro Devices X86-64</text:p>
      <text:p text:style-name="P23"><text:s text:c="2"/>Version: <text:s text:c="26"/>0x1</text:p>
      <text:p text:style-name="P23"><text:s text:c="2"/>Entry point address: <text:s text:c="14"/>0x400430</text:p>
      <text:p text:style-name="P23"><text:s text:c="2"/>Start of program headers: <text:s text:c="9"/>64 (bytes into file)</text:p>
      <text:p text:style-name="P23"><text:s text:c="2"/>Start of section headers: <text:s text:c="9"/>6656 (bytes into file)</text:p>
      <text:p text:style-name="P23"><text:s text:c="2"/>Flags: <text:s text:c="28"/>0x0</text:p>
      <text:p text:style-name="P23"><text:s text:c="2"/>Size of this header: <text:s text:c="14"/>64 (bytes)</text:p>
      <text:p text:style-name="P23"><text:s text:c="2"/>Size of program headers: <text:s text:c="10"/>56 (bytes)</text:p>
      <text:p text:style-name="P23"><text:s text:c="2"/>Number of program headers: <text:s text:c="8"/>9</text:p>
      <text:p text:style-name="P23"><text:s text:c="2"/>Size of section headers: <text:s text:c="10"/>64 (bytes)</text:p>
      <text:p text:style-name="P23"><text:s text:c="2"/>Number of section headers: <text:s text:c="8"/>31</text:p>
      <text:p text:style-name="P23"><text:s text:c="2"/>Section header string table index: 28</text:p>
      <text:p text:style-name="P23"/>
      <text:p text:style-name="P23">Section Headers:</text:p>
      <text:p text:style-name="P23"><text:s text:c="2"/>[Nr] Name <text:s text:c="13"/>Type <text:s text:c="12"/>Address <text:s text:c="10"/>Offset</text:p>
      <text:p text:style-name="P23"><text:s text:c="7"/></text:p>
      <text:p text:style-name="P23"><text:s text:c="2"/>[ 0] <text:s text:c="18"/>NULL <text:s text:c="12"/>0000000000000000 <text:s/>00000000</text:p>
      <text:p text:style-name="P23"><text:s text:c="7"/></text:p>
      <text:p text:style-name="P23"><text:s text:c="2"/>[ 1] .interp <text:s text:c="10"/>PROGBITS <text:s text:c="8"/>0000000000400238 <text:s/>00000238</text:p>
      <text:p text:style-name="P23"><text:s text:c="7"/></text:p>
      <text:p text:style-name="P23"><text:s text:c="2"/>[ 2] .note.ABI-tag <text:s text:c="4"/>NOTE <text:s text:c="12"/>0000000000400254 <text:s/>00000254</text:p>
      <text:p text:style-name="P23"><text:s text:c="7"/></text:p>
      <text:p text:style-name="P23"><text:s text:c="2"/>[ 3] .note.gnu.build-i NOTE <text:s text:c="12"/>0000000000400274 <text:s/>00000274</text:p>
      <text:p text:style-name="P23"><text:s text:c="7"/></text:p>
      <text:p text:style-name="P23"><text:s text:c="2"/>[ 4] .gnu.hash <text:s text:c="8"/>GNU_HASH <text:s text:c="8"/>0000000000400298 <text:s/>00000298</text:p>
      <text:p text:style-name="P23"><text:s text:c="7"/></text:p>
      <text:p text:style-name="P23"><text:s text:c="2"/>[ 5] .dynsym <text:s text:c="10"/>DYNSYM <text:s text:c="10"/>00000000004002b8 <text:s/>000002b8</text:p>
      <text:p text:style-name="P23"><text:s text:c="4"/></text:p>
      <text:p text:style-name="P23"><text:s text:c="2"/>[ 6] .dynstr <text:s text:c="10"/>STRTAB <text:s text:c="10"/>0000000000400318 <text:s/>00000318</text:p>
      <text:p text:style-name="P23"><text:s text:c="7"/></text:p>
      <text:p text:style-name="P23"><text:soft-page-break/><text:s text:c="2"/>[ 7] .gnu.version <text:s text:c="5"/>VERSYM <text:s text:c="10"/>0000000000400356 <text:s/>00000356</text:p>
      <text:p text:style-name="P23"><text:s text:c="6"/></text:p>
      <text:p text:style-name="P23"><text:s text:c="2"/>[ 8] .gnu.version_r <text:s text:c="3"/>VERNEED <text:s text:c="9"/>0000000000400360 <text:s/>00000360</text:p>
      <text:p text:style-name="P23"><text:s text:c="6"/></text:p>
      <text:p text:style-name="P23"><text:s text:c="2"/>[ 9] .rela.dyn <text:s text:c="8"/>RELA <text:s text:c="12"/>0000000000400380 <text:s/>00000380</text:p>
      <text:p text:style-name="P23"><text:s text:c="7"/></text:p>
      <text:p text:style-name="P23"><text:s text:c="2"/>[10] .rela.plt <text:s text:c="8"/>RELA <text:s text:c="12"/>0000000000400398 <text:s/>00000398</text:p>
      <text:p text:style-name="P23"><text:s text:c="6"/></text:p>
      <text:p text:style-name="P23"><text:s text:c="2"/>[11] .init <text:s text:c="12"/>PROGBITS <text:s text:c="8"/>00000000004003c8 <text:s/>000003c8</text:p>
      <text:p text:style-name="P23"><text:s text:c="7"/></text:p>
      <text:p text:style-name="P23"><text:s text:c="2"/>[12] .plt <text:s text:c="13"/>PROGBITS <text:s text:c="8"/>00000000004003f0 <text:s/>000003f0</text:p>
      <text:p text:style-name="P23"><text:s text:c="7"/></text:p>
      <text:p text:style-name="P23"><text:s text:c="2"/>[13] .plt.got <text:s text:c="9"/>PROGBITS <text:s text:c="8"/>0000000000400420 <text:s/>00000420</text:p>
      <text:p text:style-name="P23"><text:s text:c="7"/></text:p>
      <text:p text:style-name="P23"><text:s text:c="2"/>[14] .text <text:s text:c="12"/>PROGBITS <text:s text:c="8"/>0000000000400430 <text:s/>00000430</text:p>
      <text:p text:style-name="P23"><text:s text:c="7"/></text:p>
      <text:p text:style-name="P23"><text:s text:c="2"/>[15] .fini <text:s text:c="12"/>PROGBITS <text:s text:c="8"/>00000000004005c4 <text:s/>000005c4</text:p>
      <text:p text:style-name="P23"><text:s text:c="7"/></text:p>
      <text:p text:style-name="P23"><text:s text:c="2"/>[16] .rodata <text:s text:c="10"/>PROGBITS <text:s text:c="8"/>00000000004005d0 <text:s/>000005d0</text:p>
      <text:p text:style-name="P23"><text:s text:c="7"/></text:p>
      <text:p text:style-name="P23"><text:s text:c="2"/>[17] .eh_frame_hdr <text:s text:c="4"/>PROGBITS <text:s text:c="8"/>00000000004005e8 <text:s/>000005e8</text:p>
      <text:p text:style-name="P23"><text:s text:c="7"/></text:p>
      <text:p text:style-name="P23"><text:s text:c="2"/>[18] .eh_frame <text:s text:c="8"/>PROGBITS <text:s text:c="8"/>0000000000400628 <text:s/>00000628</text:p>
      <text:p text:style-name="P23"><text:s text:c="6"/></text:p>
      <text:p text:style-name="P23"><text:s text:c="2"/>[19] .init_array <text:s text:c="6"/>INIT_ARRAY <text:s text:c="6"/>0000000000600e08 <text:s/>00000e08</text:p>
      <text:p text:style-name="P23"><text:s text:c="7"/></text:p>
      <text:p text:style-name="P23"><text:s text:c="2"/>[20] .fini_array <text:s text:c="6"/>FINI_ARRAY <text:s text:c="6"/>0000000000600e18 <text:s/>00000e18</text:p>
      <text:p text:style-name="P23"><text:s text:c="6"/></text:p>
      <text:p text:style-name="P23"><text:s text:c="2"/>[21] .jcr <text:s text:c="13"/>PROGBITS <text:s text:c="8"/>0000000000600e20 <text:s/>00000e20</text:p>
      <text:p text:style-name="P23"><text:s text:c="7"/></text:p>
      <text:p text:style-name="P23"><text:s text:c="2"/>[22] .dynamic <text:s text:c="9"/>DYNAMIC <text:s text:c="9"/>0000000000600e28 <text:s/>00000e28</text:p>
      <text:p text:style-name="P23"><text:s text:c="7"/></text:p>
      <text:p text:style-name="P23"><text:s text:c="2"/>[23] .got <text:s text:c="13"/>PROGBITS <text:s text:c="8"/>0000000000600ff8 <text:s/>00000ff8</text:p>
      <text:p text:style-name="P23"><text:s text:c="7"/></text:p>
      <text:p text:style-name="P23"><text:s text:c="2"/>[24] .got.plt <text:s text:c="9"/>PROGBITS <text:s text:c="8"/>0000000000601000 <text:s/>00001000</text:p>
      <text:p text:style-name="P23"><text:s text:c="7"/></text:p>
      <text:p text:style-name="P23"><text:s text:c="2"/>[25] .data <text:s text:c="12"/>PROGBITS <text:s text:c="8"/>0000000000601028 <text:s/>00001028</text:p>
      <text:p text:style-name="P23"><text:s text:c="7"/></text:p>
      <text:p text:style-name="P23"><text:s text:c="2"/>[26] .bss <text:s text:c="13"/>NOBITS <text:s text:c="10"/>0000000000601038 <text:s/>00001038</text:p>
      <text:p text:style-name="P23"><text:s text:c="7"/></text:p>
      <text:p text:style-name="P23"><text:s text:c="2"/>[27] .comment <text:s text:c="9"/>PROGBITS <text:s text:c="8"/>0000000000000000 <text:s/>00001038</text:p>
      <text:p text:style-name="P23"><text:s text:c="7"/></text:p>
      <text:p text:style-name="P23"><text:s text:c="2"/>[28] .shstrtab <text:s text:c="8"/>STRTAB <text:s text:c="10"/>0000000000000000 <text:s/>000018f1</text:p>
      <text:p text:style-name="P23"><text:s text:c="7"/></text:p>
      <text:p text:style-name="P23"><text:s text:c="2"/>[29] .symtab <text:s text:c="10"/>SYMTAB <text:s text:c="10"/>0000000000000000 <text:s/>00001070</text:p>
      <text:p text:style-name="P23"><text:s text:c="7"/></text:p>
      <text:p text:style-name="P23"><text:s text:c="2"/>[30] .strtab <text:s text:c="10"/>STRTAB <text:s text:c="10"/>0000000000000000 <text:s/>000016d0</text:p>
      <text:p text:style-name="P23"><text:s text:c="7"/></text:p>
      <text:p text:style-name="P23"/>
      <text:p text:style-name="P23"><text:tab/>由于输出过多，后面的结果并没有全部展示出来。<text:span text:style-name="T8">是linux下面可执行文件的格式为ELF格式，如上面所示。ELF文件的主要内容就是由各个section和symbol表组成。在上面的section列表中，我们最为熟悉的莫过于text段，data段以及bss段。text用于保存可执行指令，data段为数据，用于保存非</text:span><text:soft-page-break/><text:span text:style-name="T8">0初始值的全局变量和静态变量。bss段用于保存没有初始值或者初始值为0的全局变量和静态变量，当程序加载时，bss段中的变量会被初始化为0。这个段并不占用物理空间----因为完全没有必要，这些变量的值固定初始化为0,因此何必占用一些比较宝贵的物理空间？</text:span></text:p>
      <text:p text:style-name="P23"><text:tab/>其他段没有这三个段有名，下面介绍一下其中一些比较常见的段：</text:p>
      <text:p text:style-name="P23"><text:tab/>debug段：顾名思义，用于保存调试信息的。</text:p>
      <text:p text:style-name="P23"><text:tab/>dynamic段：用于保存动态链接信息</text:p>
      <text:p text:style-name="P23"><text:tab/>fini段：用于保存进程退出时的执行程序。当进程结束时，系统会自动执行这部分的代码</text:p>
      <text:p text:style-name="P23"><text:tab/>init段：用于保存进程启动时的执行程序。当进程启动时，系统会自动执行这部分的代码</text:p>
      <text:p text:style-name="P23"><text:tab/>rodata段：用于保存只读数据，如const修饰的全局变量，字符串常量</text:p>
      <text:p text:style-name="P23"><text:tab/>symtab段：用于保存符号表</text:p>
      <text:p text:style-name="P23"><text:tab/>其中，对于与调试有关的段，如果不使用-g选项，则不会生成，但是与符号相关的段仍然会存在，这是可以使用strip去掉符号信息，感兴趣的同学可以自己参考strip的说明进行实验。一般在嵌入式的产品中，为了减少程序占用的空间，都会使用strip去掉非必要的段。</text:p>
      <text:p text:style-name="P23"/>
      <text:p text:style-name="P12"><text:span text:style-name="T9">3 </text:span>程序是如何跑的</text:p>
      <text:p text:style-name="P12"><text:tab/><text:span text:style-name="T10">在日常工作中，我们经常会说“程序”跑起来了，那么他是怎样跑起来的呢？在linux环境下，可以使用strace跟踪系统调用，从而帮助自己研究系统程序加载，运行和退出的过程。此处以be</text:span><text:span text:style-name="T11">fore_main为例。</text:span></text:p>
      <text:p text:style-name="P13"><text:span text:style-name="T11"><text:tab/></text:span><text:span text:style-name="T12">$ strace ./before_main </text:span></text:p>
      <text:p text:style-name="P14"><text:span text:style-name="T10"><text:tab/>execve("./before_main", ["./before_main"], [/* 71 vars */]) = 0</text:span></text:p>
      <text:p text:style-name="P14"><text:span text:style-name="T10"><text:tab/>brk(NULL) <text:s text:c="30"/>= 0x1b58000</text:span></text:p>
      <text:p text:style-name="P14"><text:span text:style-name="T10"><text:tab/>access("/etc/ld.so.nohwcap", F_OK) <text:s text:c="5"/>= -1 ENOENT (No such file or directory)</text:span></text:p>
      <text:p text:style-name="P14"><text:span text:style-name="T10"><text:tab/>mmap(NULL, 8192, PROT_READ|PROT_WRITE, MAP_PRIVATE|MAP_ANONYMOUS, -1, 0) = <text:tab/>0x7f43681e9000</text:span></text:p>
      <text:p text:style-name="P14"><text:span text:style-name="T10"><text:tab/>access("/etc/ld.so.preload", R_OK) <text:s text:c="5"/>= -1 ENOENT (No such file or directory)</text:span></text:p>
      <text:p text:style-name="P14"><text:span text:style-name="T10"><text:tab/>open("/etc/ld.so.cache", O_RDONLY|O_CLOEXEC) = 3</text:span></text:p>
      <text:p text:style-name="P14"><text:span text:style-name="T10"><text:tab/>fstat(3, {st_mode=S_IFREG|0644, st_size=131090, ...}) = 0</text:span></text:p>
      <text:p text:style-name="P14"><text:span text:style-name="T10"><text:tab/>mmap(NULL, 131090, PROT_READ, MAP_PRIVATE, 3, 0) = 0x7f43681c8000</text:span></text:p>
      <text:p text:style-name="P14"><text:span text:style-name="T10"><text:tab/>close(3) <text:s text:c="31"/>= 0</text:span></text:p>
      <text:p text:style-name="P14"><text:span text:style-name="T10"><text:tab/>access("/etc/ld.so.nohwcap", F_OK) <text:s text:c="5"/>= -1 ENOENT (No such file or directory)</text:span></text:p>
      <text:p text:style-name="P14"><text:span text:style-name="T10"><text:tab/>open("/lib/x86_64-linux-gnu/libc.so.6", O_RDONLY|O_CLOEXEC) = 3</text:span></text:p>
      <text:p text:style-name="P14"><text:span text:style-name="T10"><text:tab/>read(3, "\177ELF\2\1\1\3\0\0\0\0\0\0\0\0\3\0&gt;\0\1\0\0\0P\t\2\0\0\0\0\0"..., 832) = 832</text:span></text:p>
      <text:p text:style-name="P14"><text:span text:style-name="T10"><text:tab/>fstat(3, {st_mode=S_IFREG|0755, st_size=1864888, ...}) = 0</text:span></text:p>
      <text:p text:style-name="P14"><text:span text:style-name="T10"><text:tab/>mmap(NULL, 3967392, PROT_READ|PROT_EXEC, MAP_PRIVATE|MAP_DENYWRITE, 3, 0) = 0x7f4367bfd000</text:span></text:p>
      <text:p text:style-name="P14"><text:span text:style-name="T10"><text:tab/>mprotect(0x7f4367dbc000, 2097152, PROT_NONE) = 0</text:span></text:p>
      <text:p text:style-name="P14"><text:span text:style-name="T10"><text:tab/>mmap(0x7f4367fbc000, 24576, PROT_READ|PROT_WRITE, MAP_PRIVATE|MAP_FIXED|MAP_DENYWRITE, 3, 0x1bf000) = 0x7f4367fbc000</text:span></text:p>
      <text:p text:style-name="P14"><text:span text:style-name="T10"><text:tab/>mmap(0x7f4367fc2000, 14752, PROT_READ|PROT_WRITE, MAP_PRIVATE|MAP_FIXED|MAP_ANONYMOUS, -1, 0) = 0x7f4367fc2000</text:span></text:p>
      <text:p text:style-name="P14"><text:span text:style-name="T10"><text:tab/>close(3) <text:s text:c="31"/>= 0</text:span></text:p>
      <text:p text:style-name="P14"><text:span text:style-name="T10"><text:tab/>mmap(NULL, 4096, PROT_READ|PROT_WRITE, MAP_PRIVATE|MAP_ANONYMOUS, -1, 0) = 0x7f43681c7000</text:span></text:p>
      <text:p text:style-name="P14"><text:span text:style-name="T10"><text:tab/>mmap(NULL, 4096, PROT_READ|PROT_WRITE, MAP_PRIVATE|MAP_ANONYMOUS, -1, 0) = 0x7f43681c6000</text:span></text:p>
      <text:p text:style-name="P14"><text:span text:style-name="T10"><text:tab/>mmap(NULL, 4096, PROT_READ|PROT_WRITE, MAP_PRIVATE|MAP_ANONYMOUS, -1, 0) = 0x7f43681c5000</text:span></text:p>
      <text:p text:style-name="P14"><text:span text:style-name="T10"><text:tab/>arch_prctl(ARCH_SET_FS, 0x7f43681c6700) = 0</text:span></text:p>
      <text:p text:style-name="P14"><text:span text:style-name="T10"><text:tab/>mprotect(0x7f4367fbc000, 16384, PROT_READ) = 0</text:span></text:p>
      <text:p text:style-name="P14"><text:span text:style-name="T10"><text:tab/>mprotect(0x600000, 4096, PROT_READ) <text:s text:c="4"/>= 0</text:span></text:p>
      <text:p text:style-name="P14"><text:span text:style-name="T10"><text:tab/>mprotect(0x7f43681eb000, 4096, PROT_READ) = 0</text:span></text:p>
      <text:p text:style-name="P14"><text:span text:style-name="T10"><text:tab/>munmap(0x7f43681c8000, 131090) <text:s text:c="9"/>= 0</text:span></text:p>
      <text:p text:style-name="P14"><text:span text:style-name="T10"><text:tab/>fstat(1, {st_mode=S_IFCHR|0620, st_rdev=makedev(136, 12), ...}) = 0</text:span></text:p>
      <text:p text:style-name="P14"><text:span text:style-name="T10"><text:tab/>brk(NULL) <text:s text:c="30"/>= 0x1b58000</text:span></text:p>
      <text:p text:style-name="P14"><text:span text:style-name="T10"><text:tab/>brk(0x1b79000) <text:s text:c="25"/>= 0x1b79000</text:span></text:p>
      <text:p text:style-name="P14"><text:span text:style-name="T10"><text:tab/>write(1, "before main\n", 12before main) <text:s text:c="10"/>= 12</text:span></text:p>
      <text:p text:style-name="P14"><text:soft-page-break/><text:span text:style-name="T10"><text:tab/>write(1, "main \n", 6main ) <text:s text:c="17"/>= 6</text:span></text:p>
      <text:p text:style-name="P14"><text:span text:style-name="T10"><text:tab/>exit_group(0) <text:s text:c="26"/>= ?</text:span></text:p>
      <text:p text:style-name="P14"><text:span text:style-name="T10"><text:tab/>+++ exited with 0 +++</text:span></text:p>
      <text:p text:style-name="P14"><text:span text:style-name="T10"><text:tab/></text:span></text:p>
      <text:p text:style-name="P14"><text:span text:style-name="T10"><text:tab/></text:span><text:span text:style-name="T13">下面就来针对strace输出说明其含义。在linux环境中，执行一个命令时，首先是由shell调用fork创建一个子进程，然后子进程来执行这个命令（这一过程在strace输出中无法体现）。首先是调用execve来加载before_main，然后ld（动态连接器）会分别检ld.so.nohwcap和ld.so.preload。其中如果ld.so.nohwcap存在，则ld会加载其中未优化版本的库。如果ld.so.preload存在，则ld会加载其中的库——在一些项目中，我们需要拦截或者替换系统调用或c库，此时就会利用这种机制，使用LD_PRELOAD来实现。之后利用mmap将</text:span><text:span text:style-name="T14">ld.so.cache映射到内存中，ld.so.cache中保存了库的路径，这样就完成了所有的准备工作。接着ld加载c库——libc.so.6，利用mmap及mprotect设置程序的各个内存区域，到这里，程序运行的环境已经完成。都面的write会向文件描述符1（即标准输出）分别输出“before_main\n”和“main \n”</text:span><text:span text:style-name="T15"> ，返回值为12和6表示write成功的字符个数。最后调用exit_group退出程序，此时参数为0,表示程序退出时的状态——此例中before_main程序返回0</text:span><text:span text:style-name="T16">。</text:span></text:p>
      <text:p text:style-name="P14"><text:span text:style-name="T16"><text:tab/></text:span></text:p>
      <text:p text:style-name="P15"><text:span text:style-name="T16"><text:tab/>程序结束后我们运行如下命令：echo $?</text:span></text:p>
      <text:p text:style-name="P16"><text:span text:style-name="T10"><text:tab/>得到的结果为0，也就是最后一次程序的返回状态</text:span><text:span text:style-name="T17">。</text:span><text:span text:style-name="T10"><text:tab/></text:span></text:p>
      <text:p text:style-name="P16"><text:span text:style-name="T10"/></text:p>
      <text:p text:style-name="P17">4 <text:s/>裸机程序的执行过程</text:p>
      <text:p text:style-name="P17"><text:span text:style-name="T19">4.1 <text:s/>x86系统的执行过程</text:span></text:p>
      <text:p text:style-name="P17"><text:span text:style-name="T19"/></text:p>
      <text:p text:style-name="P18"><text:span text:style-name="T19">4.</text:span><text:span text:style-name="T18">2 <text:s/>ARM系统的执行过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37:49.820303196</meta:creation-date>
    <meta:generator>LibreOffice/5.1.4.2$Linux_X86_64 LibreOffice_project/10m0$Build-2</meta:generator>
    <dc:date>2016-11-15T17:30:18.117389552</dc:date>
    <meta:editing-duration>PT1H45M3S</meta:editing-duration>
    <meta:editing-cycles>60</meta:editing-cycles>
    <meta:document-statistic meta:table-count="0" meta:image-count="0" meta:object-count="0" meta:page-count="6" meta:paragraph-count="213" meta:word-count="2190" meta:character-count="8481" meta:non-whitespace-character-count="6367"/>
  </office:meta>
</office:document-meta>
</file>